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2" svg:font-family="&quot;Liberation Sans112&quot;"/>
    <style:font-face style:name="Liberation Sans12" svg:font-family="&quot;Liberation Sans12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2" style:font-name-asian="Liberation Sans112" style:font-name-complex="Liberation Sans112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2" style:font-name-asian="Liberation Sans112" style:font-name-complex="Liberation Sans112"/>
    </style:style>
    <style:style style:name="ce3" style:family="table-cell" style:parent-style-name="Default" style:data-style-name="N0">
      <style:table-cell-properties style:vertical-align="automatic" fo:background-color="#000000"/>
      <style:text-properties fo:color="#000000" style:font-name="Liberation Sans12" style:font-name-asian="Liberation Sans12" style:font-name-complex="Liberation Sans12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2" style:font-name-asian="Liberation Sans112" style:font-name-complex="Liberation Sans112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2" style:font-name-asian="Liberation Sans112" style:font-name-complex="Liberation Sans112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2" style:font-name-asian="Liberation Sans112" style:font-name-complex="Liberation Sans112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2" style:font-name-asian="Liberation Sans112" style:font-name-complex="Liberation Sans112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2" style:font-name-asian="Liberation Sans112" style:font-name-complex="Liberation Sans112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2" style:font-name-asian="Liberation Sans112" style:font-name-complex="Liberation Sans112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595959" style:font-name="Liberation Sans112" style:font-name-asian="Liberation Sans112" style:font-name-complex="Liberation Sans112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2" style:font-name-asian="Liberation Sans112" style:font-name-complex="Liberation Sans112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Liberation Sans112" style:font-name-asian="Liberation Sans112" style:font-name-complex="Liberation Sans112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00A933" style:font-name="Liberation Sans12" style:font-name-asian="Liberation Sans12" style:font-name-complex="Liberation Sans12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2" style:font-name-asian="Liberation Sans112" style:font-name-complex="Liberation Sans112"/>
    </style:style>
    <style:style style:name="ce17" style:family="table-cell" style:parent-style-name="Default" style:data-style-name="N30">
      <style:table-cell-properties style:vertical-align="automatic" fo:background-color="#000000"/>
      <style:text-properties fo:color="#00A933" style:font-name="Liberation Sans112" style:font-name-asian="Liberation Sans112" style:font-name-complex="Liberation Sans112"/>
    </style:style>
    <style:style style:name="ce18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 style:font-name="Liberation Sans112" style:font-name-asian="Liberation Sans112" style:font-name-complex="Liberation Sans112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/>
    </style:style>
    <style:style style:name="ce24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5" style:family="table-cell" style:parent-style-name="Default" style:data-style-name="N0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1"/>
          <table:table-cell table:number-columns-repeated="5" table:style-name="ce12"/>
          <table:table-cell table:number-columns-repeated="5" table:style-name="ce1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_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ko&gt;=0.4.0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28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21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2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too many failuers</text:p>
          </table:table-cell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22">
            <text:p>A:</text:p>
          </table:table-cell>
          <table:table-cell office:value-type="string" table:style-name="ce1">
            <text:p>i4.2.16</text:p>
          </table:table-cell>
          <table:table-cell office:value-type="string" table:style-name="ce1">
            <text:p>os-ken</text:p>
          </table:table-cell>
          <table:table-cell office:value-type="string" table:style-name="ce1">
            <text:p>3.0.1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ken&gt;=3.0.0</text:p>
          </table:table-cell>
          <table:table-cell office:value-type="string" table:style-name="ce1">
            <text:p>Apache-2.0</text:p>
          </table:table-cell>
          <table:table-cell table:number-columns-repeated="3" table:style-name="ce22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1.0.0</text:p>
          </table:table-cell>
          <table:table-cell office:value-type="string" table:style-name="ce8">
            <text:p>RPC library, BGP speaker(net_cntl)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ncclient&gt;=0.6.1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table:number-columns-repeated="4" table:style-name="ce8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8.0</text:p>
          </table:table-cell>
          <table:table-cell office:value-type="string" table:style-name="ce8">
            <text:p>OVSDB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wsgi</text:p>
          </table:table-cell>
          <table:table-cell table:number-columns-repeated="3" table:style-name="ce8"/>
          <table:table-cell table:number-columns-repeated="16370" table:style-name="ce25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style-name="ce22"/>
          <table:table-cell office:value-type="string" table:style-name="ce1">
            <text:p>i4.2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1"/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22">
            <text:p>A:</text:p>
          </table:table-cell>
          <table:table-cell office:value-type="string" table:style-name="ce1">
            <text:p>i4.2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2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0.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"/>
          <table:table-cell office:value-type="string" table:style-name="ce1">
            <text:p>i4.2.16</text:p>
          </table:table-cell>
          <table:table-cell office:value-type="string" table:style-name="ce1">
            <text:p>os-ken</text:p>
          </table:table-cell>
          <table:table-cell office:value-type="string" table:style-name="ce1">
            <text:p>3.0.1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ken&gt;=0.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2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1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"/>
          <table:table-cell table:number-columns-repeated="3" table:style-name="ce8"/>
          <table:table-cell table:number-columns-repeated="3" table:style-name="ce10"/>
          <table:table-cell table:number-columns-repeated="2" table:style-name="ce2"/>
          <table:table-cell office:value-type="string" table:style-name="ce1">
            <text:p>setproctitle&gt;=1.1.10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0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1.2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4.5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6.1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18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24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22.0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32.3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24"/>
        </table:table-row>
        <table:table-row table:style-name="ro1">
          <table:table-cell table:style-name="ce21"/>
          <table:table-cell office:value-type="string" table:style-name="ce1">
            <text:p>i4.2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4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23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6.5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4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1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1"/>
          <table:table-cell office:value-type="string" table:style-name="ce1">
            <text:p>i4.2.16</text:p>
          </table:table-cell>
          <table:table-cell office:value-type="string" table:style-name="ce1">
            <text:p>os-ken</text:p>
          </table:table-cell>
          <table:table-cell office:value-type="string" table:style-name="ce1">
            <text:p>3.0.1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ken&gt;=3.0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4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2.1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6.1.0</text:p>
          </table:table-cell>
          <table:table-cell office:value-type="string" table:style-name="ce8">
            <text:p>BSD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7.3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novaclient&gt;=9.1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31.2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designateclient&gt;=2.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number-rows-repeated="10462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2" svg:font-family="&quot;Liberation Sans112&quot;"/>
    <style:font-face style:name="Liberation Sans12" svg:font-family="&quot;Liberation Sans12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9T08:12:55Z</dc:date>
    <meta:editing-cycles>482</meta:editing-cycles>
    <meta:editing-duration>PT30235S</meta:editing-duration>
    <meta:user-defined meta:name="AppVersion">16.0300</meta:user-defined>
  </office:meta>
</office:document-meta>
</file>